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2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301.07014348535">
            <text:p>1301,07</text:p>
          </table:table-cell>
          <table:table-cell office:value-type="float" office:value="1299.29849622722">
            <text:p>1299,3</text:p>
          </table:table-cell>
          <table:table-cell table:number-columns-repeated="3" office:value-type="float" office:value="1270.40761705527">
            <text:p>1270,41</text:p>
          </table:table-cell>
          <table:table-cell office:value-type="float" office:value="1228.56762067284">
            <text:p>1228,57</text:p>
          </table:table-cell>
          <table:table-cell table:number-columns-repeated="10" office:value-type="float" office:value="1188.55204414699">
            <text:p>1188,55</text:p>
          </table:table-cell>
          <table:table-cell table:number-columns-repeated="13" office:value-type="float" office:value="1183.01210774703">
            <text:p>1183,01</text:p>
          </table:table-cell>
          <table:table-cell table:number-columns-repeated="6" office:value-type="float" office:value="1177.36296232939">
            <text:p>1177,36</text:p>
          </table:table-cell>
          <table:table-cell table:number-columns-repeated="12" office:value-type="float" office:value="1166.99653123612">
            <text:p>1167</text:p>
          </table:table-cell>
          <table:table-cell table:number-columns-repeated="11" office:value-type="float" office:value="1154.1364371063">
            <text:p>1154,1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85.92447549486">
            <text:p>1185,92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355.7748378491">
            <text:p>1355,7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H27" table:end-x="1.058cm" table:end-y="0.16cm" draw:z-index="0" svg:width="22.275cm" svg:height="8.648cm" svg:x="1.156cm" svg:y="0.09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4:06</meta:creation-date>
    <dc:creator>Hugo Meyer</dc:creator>
    <dc:date>2007-12-26T18:44:56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1000003814697pt" style:font-family-asian="'Arial Unicode MS'" style:font-pitch-asian="variable" style:font-size-asian="16.1000003814697pt" style:font-family-complex="Tahoma" style:font-pitch-complex="variable" style:font-size-complex="16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40000009536743pt" style:font-family-asian="'Arial Unicode MS'" style:font-pitch-asian="variable" style:font-size-asian="7.40000009536743pt" style:font-family-complex="Tahoma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pitch-asian="variable" style:font-size-asian="8.60000038146973pt" style:font-family-complex="Tahoma" style:font-pitch-complex="variable" style:font-size-complex="8.6000003814697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1000003814697pt" style:font-family-asian="'Arial Unicode MS'" style:font-pitch-asian="variable" style:font-size-asian="11.1000003814697pt" style:font-family-complex="Tahoma" style:font-pitch-complex="variable" style:font-size-complex="11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pitch-asian="variable" style:font-size-asian="8.60000038146973pt" style:font-family-complex="Tahoma" style:font-pitch-complex="variable" style:font-size-complex="8.60000038146973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40000009536743pt" style:font-family-asian="'Arial Unicode MS'" style:font-pitch-asian="variable" style:font-size-asian="7.40000009536743pt" style:font-family-complex="Tahoma" style:font-pitch-complex="variable" style:font-size-complex="7.4000000953674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276cm" svg:height="8.649cm" chart:class="chart:scatter" chart:style-name="ch1">
        <chart:title svg:x="9.909cm" svg:y="0.172cm" chart:style-name="ch2">
          <text:p>Main Title</text:p>
        </chart:title>
        <chart:legend chart:legend-position="end" svg:x="20.648cm" svg:y="4.089cm" chart:style-name="ch3"/>
        <chart:plot-area chart:style-name="ch4" table:cell-range-address="Sheet1.$A$1:.$BH$2" chart:data-source-has-labels="column" chart:table-number-list="0" svg:x="0.444cm" svg:y="1.151cm" svg:width="19.317cm" svg:height="7.326cm">
          <chart:axis chart:dimension="x" chart:name="primary-x" chart:style-name="ch5">
            <chart:title svg:x="10cm" svg:y="8.03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44cm" svg:y="4.70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16">
                <text:p>35016</text:p>
              </table:table-cell>
              <table:table-cell office:value-type="float" office:value="40016">
                <text:p>40016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16">
                <text:p>125016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16">
                <text:p>165016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16">
                <text:p>275016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00">
                <text:p>290000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301.07014348535">
                <text:p>1301.07014348535</text:p>
              </table:table-cell>
              <table:table-cell office:value-type="float" office:value="1301.07014348535">
                <text:p>1301.07014348535</text:p>
              </table:table-cell>
              <table:table-cell office:value-type="float" office:value="1299.29849622722">
                <text:p>1299.29849622722</text:p>
              </table:table-cell>
              <table:table-cell office:value-type="float" office:value="1270.40761705527">
                <text:p>1270.40761705527</text:p>
              </table:table-cell>
              <table:table-cell office:value-type="float" office:value="1270.40761705527">
                <text:p>1270.40761705527</text:p>
              </table:table-cell>
              <table:table-cell office:value-type="float" office:value="1270.40761705527">
                <text:p>1270.40761705527</text:p>
              </table:table-cell>
              <table:table-cell office:value-type="float" office:value="1228.56762067284">
                <text:p>1228.56762067284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8.55204414699">
                <text:p>1188.55204414699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83.01210774703">
                <text:p>1183.01210774703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77.36296232939">
                <text:p>1177.36296232939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66.99653123612">
                <text:p>1166.99653123612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  <table:table-cell office:value-type="float" office:value="1154.1364371063">
                <text:p>1154.136437106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